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7" style:family="graphic" style:parent-style-name="objectwithoutfill">
      <style:graphic-properties svg:stroke-width="0.05cm" draw:marker-start-width="0.375cm" draw:marker-end="Arrow" draw:marker-end-width="0.279cm" draw:marker-end-center="true" draw:fill="none" draw:textarea-horizontal-align="center" fo:padding-top="0.05cm" fo:padding-bottom="0.05cm" fo:padding-left="0.076cm" fo:padding-right="0.076cm"/>
    </style:style>
    <style:style style:name="gr8" style:family="graphic" style:parent-style-name="objectwithoutfill">
      <style:graphic-properties svg:stroke-width="0.05cm" draw:marker-start-width="0.45cm" draw:marker-end="Arrow" draw:marker-end-width="0.254cm" draw:marker-end-center="true" draw:fill="none" draw:textarea-horizontal-align="center" fo:padding-top="0.05cm" fo:padding-bottom="0.05cm" fo:padding-left="0.076cm" fo:padding-right="0.076cm"/>
    </style:style>
    <style:style style:name="gr9" style:family="graphic" style:parent-style-name="objectwithoutfill">
      <style:graphic-properties draw:marker-end="Arrow" draw:marker-end-width="0.254cm" draw:marker-end-center="true" draw:fill="none" draw:textarea-horizontal-align="center"/>
    </style:style>
    <style:style style:name="gr10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11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12" style:family="graphic" style:parent-style-name="objectwithoutfill">
      <style:graphic-properties draw:marker-start="Arrow" draw:marker-start-width="0.254cm" draw:marker-start-center="true" draw:marker-end="Arrow" draw:marker-end-width="0.254cm" draw:marker-end-center="true" draw:fill="none" draw:textarea-horizontal-align="center"/>
    </style:style>
    <style:style style:name="gr13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14" style:family="graphic" style:parent-style-name="objectwithoutfill">
      <style:graphic-properties draw:marker-end="Arrow" draw:marker-end-width="0.254cm" draw:marker-end-center="true"/>
    </style:style>
    <style:style style:name="gr15" style:family="graphic" style:parent-style-name="standard">
      <style:graphic-properties draw:marker-end="Arrow" draw:marker-end-width="0.254cm" draw:marker-end-center="true" draw:textarea-horizontal-align="center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fo:padding-top="0cm" fo:padding-bottom="0cm"/>
    </style:style>
    <style:style style:name="gr17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395cm" fo:min-width="0cm" fo:padding-top="0cm" fo:padding-bottom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1cm" fo:min-width="0cm" fo:padding-top="0cm" fo:padding-bottom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9cm" fo:min-width="0cm" fo:padding-top="0cm" fo:padding-bottom="0cm"/>
    </style:style>
    <style:style style:name="gr22" style:family="graphic" style:parent-style-name="objectwithoutfill">
      <style:graphic-properties svg:stroke-width="0.05cm" draw:marker-start-width="0.45cm" draw:marker-end="Arrow" draw:marker-end-width="0.254cm" draw:marker-end-center="true" fo:padding-top="0.05cm" fo:padding-bottom="0.05cm" fo:padding-left="0.076cm" fo:padding-right="0.076cm"/>
    </style:style>
    <style:style style:name="gr23" style:family="graphic" style:parent-style-name="standard">
      <style:graphic-properties draw:marker-end="Arrow" draw:marker-end-width="0.25cm" draw:textarea-horizontal-align="center"/>
    </style:style>
    <style:style style:name="gr24" style:family="graphic" style:parent-style-name="standard">
      <style:graphic-properties svg:stroke-width="0.05cm" draw:marker-start="Arrow" draw:marker-start-width="0.25cm" draw:marker-end="" draw:marker-end-width="0.4cm" draw:textarea-horizontal-align="center" fo:padding-top="0.05cm" fo:padding-bottom="0.05cm" fo:padding-left="0.076cm" fo:padding-right="0.076cm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95cm" fo:min-width="0cm" fo:padding-top="0cm" fo:padding-bottom="0cm"/>
    </style:style>
    <style:style style:name="gr2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58cm" fo:min-width="0cm" fo:padding-top="0cm" fo:padding-bottom="0cm"/>
    </style:style>
    <style:style style:name="gr27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98cm" fo:min-width="0cm" fo:padding-top="0cm" fo:padding-bottom="0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0pt" fo:font-weight="normal" style:font-size-asian="14pt" style:font-weight-asian="normal" style:font-size-complex="14pt" style:font-weight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04cm" svg:height="0.9cm" svg:x="1.599cm" svg:y="1.55cm">
          <draw:text-box>
            <text:p><text:span text:style-name="T1">TOE/RXe</text:span></text:p>
          </draw:text-box>
        </draw:frame>
        <draw:g>
          <draw:polyline draw:style-name="gr2" draw:layer="layout" svg:width="0.249cm" svg:height="0.499cm" svg:x="1.5cm" svg:y="12.8cm" svg:viewBox="0 0 250 500" draw:points="0,0 250,250 0,500">
            <text:p/>
          </draw:polyline>
          <draw:frame draw:style-name="gr3" draw:text-style-name="P2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5" draw:layer="layout" svg:x1="1.5cm" svg:y1="12.55cm" svg:x2="1.75cm" svg:y2="12.55cm">
            <text:p/>
          </draw:line>
        </draw:g>
        <draw:rect draw:style-name="gr6" draw:text-style-name="P3" xml:id="id26" draw:id="id26" draw:layer="layout" svg:width="3.073cm" svg:height="0.559cm" svg:x="14.218cm" svg:y="12.913cm">
          <text:p><text:span text:style-name="T3">IPRX</text:span></text:p>
        </draw:rect>
        <draw:connector draw:style-name="gr7" draw:layer="layout" draw:line-skew="-0.226cm 0.38cm -0.095cm" svg:x1="15.754cm" svg:y1="11.1cm" svg:x2="11.138cm" svg:y2="12.625cm" draw:start-shape="id1" draw:start-glue-point="0" draw:end-shape="id2" draw:end-glue-point="2" svg:d="M15754 11100v-740h-2685v2671h-1931v-406">
          <text:p/>
        </draw:connector>
        <draw:connector draw:style-name="gr7" draw:layer="layout" svg:x1="10.642cm" svg:y1="11.358cm" svg:x2="10.64cm" svg:y2="10.401cm" draw:start-shape="id3" draw:start-glue-point="0" svg:d="M10642 11358v-735h-2v-222">
          <text:p/>
        </draw:connector>
        <draw:connector draw:style-name="gr8" draw:layer="layout" draw:line-skew="0.269cm 0.23cm" svg:x1="8.745cm" svg:y1="10.017cm" svg:x2="5.313cm" svg:y2="12.494cm" draw:start-shape="id4" draw:start-glue-point="3" draw:end-shape="id5" draw:end-glue-point="2" svg:d="M8745 10017h-592v3221h-2840v-744">
          <text:p/>
        </draw:connector>
        <draw:connector draw:style-name="gr9" draw:layer="layout" svg:x1="10.642cm" svg:y1="9.184cm" svg:x2="10.617cm" svg:y2="8.361cm" draw:start-shape="id6" draw:start-glue-point="0" draw:end-shape="id7" draw:end-glue-point="2" svg:d="M10642 9184v-411h-25v-412">
          <text:p/>
        </draw:connector>
        <draw:connector draw:style-name="gr9" draw:layer="layout" draw:line-skew="-0.334cm" svg:x1="12.63cm" svg:y1="9.808cm" svg:x2="18.298cm" svg:y2="9.132cm" draw:start-shape="id6" draw:start-glue-point="1" draw:end-shape="id8" draw:end-glue-point="3" svg:d="M12630 9808h2507v-676h3161">
          <text:p/>
        </draw:connector>
        <draw:rect draw:style-name="gr10" draw:text-style-name="P4" xml:id="id8" draw:id="id8" draw:layer="layout" svg:width="1.004cm" svg:height="0.208cm" svg:x="18.298cm" svg:y="9.028cm">
          <text:p/>
        </draw:rect>
        <draw:rect draw:style-name="gr10" draw:text-style-name="P4" xml:id="id39" draw:id="id39" draw:layer="layout" svg:width="1.004cm" svg:height="0.25cm" svg:x="18.298cm" svg:y="8.654cm">
          <text:p/>
        </draw:rect>
        <draw:connector draw:style-name="gr9" draw:layer="layout" svg:x1="10.617cm" svg:y1="7.115cm" svg:x2="10.642cm" svg:y2="6.283cm" draw:start-shape="id7" draw:start-glue-point="0" draw:end-shape="id9" draw:end-glue-point="2" svg:d="M10617 7115v-416h25v-416">
          <text:p/>
        </draw:connector>
        <draw:connector draw:style-name="gr9" draw:layer="layout" draw:line-skew="0.461cm" svg:x1="9.052cm" svg:y1="7.738cm" svg:x2="7.035cm" svg:y2="9.072cm" draw:start-shape="id7" draw:start-glue-point="3" draw:end-shape="id10" draw:end-glue-point="1" svg:d="M9052 7738h-554v1334h-1463">
          <text:p/>
        </draw:connector>
        <draw:connector draw:style-name="gr8" draw:layer="layout" svg:x1="5.369cm" svg:y1="10.937cm" svg:x2="5.382cm" svg:y2="9.777cm" svg:d="M5369 10937v-580h13v-580">
          <text:p/>
        </draw:connector>
        <draw:connector draw:style-name="gr8" draw:layer="layout" svg:x1="5.313cm" svg:y1="8.07cm" svg:x2="5.313cm" svg:y2="6.849cm" draw:start-shape="id11" draw:start-glue-point="0" draw:end-shape="id12" draw:end-glue-point="2" svg:d="M5313 8070v-1221">
          <text:p/>
        </draw:connector>
        <draw:connector draw:style-name="gr8" draw:layer="layout" svg:x1="5.375cm" svg:y1="5.617cm" svg:x2="5.375cm" svg:y2="4.411cm" svg:d="M5375 5617v-1206">
          <text:p/>
        </draw:connector>
        <draw:connector draw:style-name="gr9" draw:layer="layout" draw:line-skew="0.618cm" svg:x1="9.116cm" svg:y1="4.016cm" svg:x2="6.827cm" svg:y2="3.802cm" draw:start-shape="id13" draw:start-glue-point="3" draw:end-shape="id14" draw:end-glue-point="1" svg:d="M9116 4016h-520v-214h-1769">
          <text:p/>
        </draw:connector>
        <draw:connector draw:style-name="gr9" draw:layer="layout" svg:x1="5.313cm" svg:y1="3.237cm" svg:x2="6.002cm" svg:y2="2.664cm" draw:start-shape="id14" draw:start-glue-point="0" draw:end-shape="id15" draw:end-glue-point="2" svg:d="M5313 3237v-286h689v-287">
          <text:p/>
        </draw:connector>
        <draw:rect draw:style-name="gr10" draw:text-style-name="P4" xml:id="id16" draw:id="id16" draw:layer="layout" svg:width="0.54cm" svg:height="0.318cm" svg:x="1.726cm" svg:y="3.643cm">
          <text:p/>
        </draw:rect>
        <draw:connector draw:style-name="gr9" draw:layer="layout" svg:x1="2.266cm" svg:y1="3.802cm" svg:x2="3.827cm" svg:y2="3.831cm" draw:start-shape="id16" draw:start-glue-point="1" svg:d="M2266 3802h1031v29h530">
          <text:p/>
        </draw:connector>
        <draw:rect draw:style-name="gr11" draw:text-style-name="P6" xml:id="id14" draw:id="id14" draw:layer="layout" svg:width="3.027cm" svg:height="1.131cm" svg:x="3.8cm" svg:y="3.237cm" draw:corner-radius="0.25cm">
          <text:p text:style-name="P5"><text:span text:style-name="T4"><text:s/></text:span><text:span text:style-name="T4">Ran</text:span></text:p>
          <text:p text:style-name="P5"><text:span text:style-name="T5"><text:s text:c="4"/></text:span><text:span text:style-name="T5">RxAppNotifier</text:span><text:span text:style-name="T4"> </text:span></text:p>
        </draw:rect>
        <draw:connector draw:style-name="gr9" draw:layer="layout" draw:line-skew="-0.451cm" svg:x1="9.057cm" svg:y1="4.785cm" svg:x2="7.01cm" svg:y2="6.211cm" draw:start-shape="id9" draw:start-glue-point="3" draw:end-shape="id12" draw:end-glue-point="1" svg:d="M9057 4785h-1474v1426h-573">
          <text:p/>
        </draw:connector>
        <draw:connector draw:style-name="gr9" draw:layer="layout" svg:x1="9.115cm" svg:y1="5.816cm" svg:x2="7.034cm" svg:y2="8.572cm" draw:start-shape="id17" draw:start-glue-point="3" draw:end-shape="id18" draw:end-glue-point="1" svg:d="M9115 5816h-1040v2756h-1041">
          <text:p/>
        </draw:connector>
        <draw:connector draw:style-name="gr9" draw:layer="layout" draw:line-skew="0.406cm" svg:x1="12.172cm" svg:y1="7.381cm" svg:x2="13.913cm" svg:y2="6.782cm" draw:start-shape="id19" draw:start-glue-point="1" draw:end-shape="id20" draw:end-glue-point="3" svg:d="M12172 7381h1277v-599h464">
          <text:p/>
        </draw:connector>
        <draw:rect draw:style-name="gr10" draw:text-style-name="P4" xml:id="id22" draw:id="id22" draw:layer="layout" svg:width="1.004cm" svg:height="0.416cm" svg:x="13.913cm" svg:y="5.95cm">
          <text:p/>
        </draw:rect>
        <draw:rect draw:style-name="gr10" draw:text-style-name="P4" xml:id="id20" draw:id="id20" draw:layer="layout" svg:width="1.004cm" svg:height="0.416cm" svg:x="13.913cm" svg:y="6.574cm">
          <text:p/>
        </draw:rect>
        <draw:connector draw:style-name="gr9" draw:layer="layout" draw:line-skew="0.383cm" svg:x1="12.219cm" svg:y1="5.962cm" svg:x2="13.913cm" svg:y2="6.158cm" draw:start-shape="id21" draw:start-glue-point="1" draw:end-shape="id22" draw:end-glue-point="3" svg:d="M12219 5962h1230v196h464">
          <text:p/>
        </draw:connector>
        <draw:rect draw:style-name="gr11" draw:text-style-name="P6" xml:id="id24" draw:id="id24" draw:layer="layout" svg:width="2.794cm" svg:height="1.41cm" svg:x="13.918cm" svg:y="5.784cm" draw:corner-radius="0.25cm">
          <text:p text:style-name="P5"><text:span text:style-name="T4"><text:s/></text:span><text:span text:style-name="T4">Evm</text:span></text:p>
          <text:p text:style-name="P5"><text:span text:style-name="T5"><text:s text:c="4"/></text:span><text:span text:style-name="T5">EventMuxer</text:span><text:span text:style-name="T4"> </text:span></text:p>
        </draw:rect>
        <draw:connector draw:style-name="gr12" draw:layer="layout" svg:x1="12.183cm" svg:y1="7.738cm" svg:x2="18.305cm" svg:y2="7.738cm" draw:start-shape="id7" draw:start-glue-point="1" draw:end-shape="id23" draw:end-glue-point="3" svg:d="M12183 7738h6122">
          <text:p/>
        </draw:connector>
        <draw:rect draw:style-name="gr13" draw:text-style-name="P7" xml:id="id23" draw:id="id23" draw:layer="layout" svg:width="1.215cm" svg:height="0.623cm" svg:x="18.305cm" svg:y="7.427cm">
          <text:p><text:span text:style-name="T6">SLc</text:span></text:p>
        </draw:rect>
        <draw:connector draw:style-name="gr9" draw:layer="layout" svg:x1="16.712cm" svg:y1="6.489cm" svg:x2="18.306cm" svg:y2="6.489cm" draw:start-shape="id24" draw:start-glue-point="1" draw:end-shape="id25" draw:end-glue-point="3" svg:d="M16712 6489h1594">
          <text:p/>
        </draw:connector>
        <draw:rect draw:style-name="gr13" draw:text-style-name="P7" xml:id="id25" draw:id="id25" draw:layer="layout" svg:width="1.215cm" svg:height="0.636cm" svg:x="18.306cm" svg:y="6.171cm">
          <text:p><text:span text:style-name="T6">EVe</text:span></text:p>
        </draw:rect>
        <draw:rect draw:style-name="gr6" draw:text-style-name="P3" draw:layer="layout" svg:width="7.639cm" svg:height="0.559cm" svg:x="5.388cm" svg:y="1.483cm">
          <text:p><text:span text:style-name="T3">TRIF</text:span></text:p>
        </draw:rect>
        <draw:connector draw:style-name="gr7" draw:layer="layout" svg:x1="15.754cm" svg:y1="12.913cm" svg:x2="15.754cm" svg:y2="12.449cm" draw:start-shape="id26" draw:start-glue-point="0" draw:end-shape="id1" draw:end-glue-point="2" svg:d="M15754 12913v-464">
          <text:p/>
        </draw:connector>
        <draw:connector draw:style-name="gr14" draw:layer="layout" svg:x1="3.618cm" svg:y1="6.043cm" svg:x2="2.272cm" svg:y2="6.043cm" draw:start-shape="id27" draw:start-glue-point="3" draw:end-shape="id28" draw:end-glue-point="1" svg:d="M3618 6043h-1346">
          <text:p/>
        </draw:connector>
        <draw:rect draw:style-name="gr10" draw:text-style-name="P4" xml:id="id21" draw:id="id21" draw:layer="layout" svg:width="1.004cm" svg:height="0.324cm" svg:x="11.215cm" svg:y="5.8cm">
          <text:p/>
        </draw:rect>
        <draw:rect draw:style-name="gr10" draw:text-style-name="P4" xml:id="id29" draw:id="id29" draw:layer="layout" svg:width="1.004cm" svg:height="0.324cm" svg:x="11.215cm" svg:y="3.9cm">
          <text:p/>
        </draw:rect>
        <draw:rect draw:style-name="gr10" draw:text-style-name="P4" xml:id="id17" draw:id="id17" draw:layer="layout" svg:width="1.015cm" svg:height="0.416cm" svg:x="9.115cm" svg:y="5.608cm">
          <text:p/>
        </draw:rect>
        <draw:rect draw:style-name="gr10" draw:text-style-name="P4" xml:id="id18" draw:id="id18" draw:layer="layout" svg:width="1.015cm" svg:height="0.416cm" svg:x="6.019cm" svg:y="8.364cm">
          <text:p/>
        </draw:rect>
        <draw:connector draw:style-name="gr12" draw:layer="layout" draw:line-skew="0.514cm" svg:x1="12.219cm" svg:y1="4.062cm" svg:x2="18.306cm" svg:y2="2.641cm" draw:start-shape="id29" draw:start-glue-point="1" draw:end-shape="id30" draw:end-glue-point="3" svg:d="M12219 4062h3551v-1421h2536">
          <text:p/>
        </draw:connector>
        <draw:rect draw:style-name="gr10" draw:text-style-name="P4" xml:id="id31" draw:id="id31" draw:layer="layout" svg:width="1.004cm" svg:height="0.324cm" svg:x="11.215cm" svg:y="4.3cm">
          <text:p/>
        </draw:rect>
        <draw:connector draw:style-name="gr12" draw:layer="layout" draw:line-skew="0.935cm" svg:x1="12.219cm" svg:y1="4.462cm" svg:x2="18.307cm" svg:y2="3.342cm" draw:start-shape="id31" draw:start-glue-point="1" draw:end-shape="id32" draw:end-glue-point="3" svg:d="M12219 4462h3973v-1120h2115">
          <text:p/>
        </draw:connector>
        <draw:rect draw:style-name="gr10" draw:text-style-name="P4" xml:id="id33" draw:id="id33" draw:layer="layout" svg:width="1.004cm" svg:height="0.324cm" svg:x="11.215cm" svg:y="4.7cm">
          <text:p/>
        </draw:rect>
        <draw:connector draw:style-name="gr12" draw:layer="layout" draw:line-skew="1.357cm" svg:x1="12.219cm" svg:y1="4.862cm" svg:x2="18.308cm" svg:y2="4.043cm" draw:start-shape="id33" draw:start-glue-point="1" draw:end-shape="id34" draw:end-glue-point="3" svg:d="M12219 4862h4395v-819h1694">
          <text:p/>
        </draw:connector>
        <draw:rect draw:style-name="gr13" draw:text-style-name="P7" xml:id="id34" draw:id="id34" draw:layer="layout" svg:width="1.215cm" svg:height="0.623cm" svg:x="18.308cm" svg:y="3.732cm">
          <text:p><text:span text:style-name="T6">TSt</text:span></text:p>
        </draw:rect>
        <draw:rect draw:style-name="gr10" draw:text-style-name="P4" xml:id="id35" draw:id="id35" draw:layer="layout" svg:width="1.004cm" svg:height="0.324cm" svg:x="11.215cm" svg:y="5.1cm">
          <text:p/>
        </draw:rect>
        <draw:connector draw:style-name="gr9" draw:layer="layout" draw:line-skew="1.735cm" svg:x1="12.219cm" svg:y1="5.262cm" svg:x2="18.309cm" svg:y2="4.744cm" draw:start-shape="id35" draw:start-glue-point="1" draw:end-shape="id36" draw:end-glue-point="3" svg:d="M12219 5262h4774v-518h1316">
          <text:p/>
        </draw:connector>
        <draw:rect draw:style-name="gr13" draw:text-style-name="P7" xml:id="id36" draw:id="id36" draw:layer="layout" svg:width="1.215cm" svg:height="0.623cm" svg:x="18.309cm" svg:y="4.433cm">
          <text:p><text:span text:style-name="T6">TIm</text:span></text:p>
        </draw:rect>
        <draw:rect draw:style-name="gr10" draw:text-style-name="P4" xml:id="id13" draw:id="id13" draw:layer="layout" svg:width="1.015cm" svg:height="0.416cm" svg:x="9.116cm" svg:y="3.808cm">
          <text:p/>
        </draw:rect>
        <draw:rect draw:style-name="gr10" draw:text-style-name="P4" xml:id="id37" draw:id="id37" draw:layer="layout" svg:width="1.004cm" svg:height="0.324cm" svg:x="11.215cm" svg:y="3.5cm">
          <text:p/>
        </draw:rect>
        <draw:connector draw:style-name="gr15" draw:layer="layout" svg:x1="11.717cm" svg:y1="3.5cm" svg:x2="12.41cm" svg:y2="2.663cm" draw:start-shape="id37" draw:start-glue-point="0" draw:end-shape="id38" draw:end-glue-point="2" svg:d="M11717 3500v-412h693v-425">
          <text:p/>
        </draw:connector>
        <draw:rect draw:style-name="gr13" draw:text-style-name="P7" xml:id="id38" draw:id="id38" draw:layer="layout" svg:width="1.233cm" svg:height="0.623cm" svg:x="11.794cm" svg:y="2.04cm">
          <text:p><text:span text:style-name="T6">TAi</text:span></text:p>
        </draw:rect>
        <draw:rect draw:style-name="gr11" draw:text-style-name="P6" xml:id="id9" draw:id="id9" draw:layer="layout" svg:width="3.17cm" svg:height="2.995cm" svg:x="9.057cm" svg:y="3.288cm" draw:corner-radius="0.25cm">
          <text:p text:style-name="P5"><text:span text:style-name="T4"><text:s/></text:span><text:span text:style-name="T4">Fsm</text:span></text:p>
          <text:p text:style-name="P5"><text:span text:style-name="T5"><text:s text:c="4"/></text:span><text:span text:style-name="T5">FiniteStateMachine</text:span><text:span text:style-name="T4"> </text:span></text:p>
        </draw:rect>
        <draw:rect draw:style-name="gr10" draw:text-style-name="P4" draw:layer="layout" svg:width="0.593cm" svg:height="0.343cm" svg:x="10.758cm" svg:y="10.058cm">
          <text:p/>
        </draw:rect>
        <draw:connector draw:style-name="gr9" draw:layer="layout" draw:line-skew="-0.141cm" svg:x1="18.298cm" svg:y1="8.779cm" svg:x2="12.172cm" svg:y2="8.096cm" draw:start-shape="id39" draw:start-glue-point="3" draw:end-shape="id40" draw:end-glue-point="1" svg:d="M18298 8779h-3204v-683h-2922">
          <text:p/>
        </draw:connector>
        <draw:rect draw:style-name="gr10" draw:text-style-name="P4" xml:id="id19" draw:id="id19" draw:layer="layout" svg:width="1.004cm" svg:height="0.25cm" svg:x="11.168cm" svg:y="7.256cm">
          <text:p/>
        </draw:rect>
        <draw:rect draw:style-name="gr10" draw:text-style-name="P4" xml:id="id40" draw:id="id40" draw:layer="layout" svg:width="1.004cm" svg:height="0.249cm" svg:x="11.168cm" svg:y="7.972cm">
          <text:p/>
        </draw:rect>
        <draw:rect draw:style-name="gr13" draw:text-style-name="P7" xml:id="id30" draw:id="id30" draw:layer="layout" svg:width="1.215cm" svg:height="0.623cm" svg:x="18.306cm" svg:y="2.33cm">
          <text:p><text:span text:style-name="T6">STt</text:span></text:p>
        </draw:rect>
        <draw:rect draw:style-name="gr13" draw:text-style-name="P7" xml:id="id32" draw:id="id32" draw:layer="layout" svg:width="1.215cm" svg:height="0.623cm" svg:x="18.307cm" svg:y="3.031cm">
          <text:p><text:span text:style-name="T6">RSt</text:span></text:p>
        </draw:rect>
        <draw:frame draw:style-name="gr16" draw:text-style-name="P8" draw:layer="layout" svg:width="1.14cm" svg:height="0.395cm" svg:x="15.951cm" svg:y="12.521cm">
          <draw:text-box>
            <text:p><text:span text:style-name="T7">Data</text:span></text:p>
          </draw:text-box>
        </draw:frame>
        <draw:rect draw:style-name="gr10" draw:text-style-name="P4" xml:id="id41" draw:id="id41" draw:layer="layout" svg:width="0.593cm" svg:height="0.366cm" svg:x="14.759cm" svg:y="11.158cm">
          <text:p/>
        </draw:rect>
        <draw:rect draw:style-name="gr17" draw:text-style-name="P4" xml:id="id2" draw:id="id2" draw:layer="layout" svg:width="0.593cm" svg:height="0.416cm" svg:x="10.842cm" svg:y="12.209cm">
          <text:p><text:span text:style-name="T8">v</text:span></text:p>
        </draw:rect>
        <draw:connector draw:style-name="gr9" draw:layer="layout" draw:line-skew="0.194cm -0.134cm 0.101cm" svg:x1="15.055cm" svg:y1="11.158cm" svg:x2="10.642cm" svg:y2="12.672cm" draw:start-shape="id41" draw:start-glue-point="0" draw:end-shape="id3" draw:end-glue-point="2" svg:d="M15055 11158v-307h-1583v2436h-2830v-615">
          <text:p/>
        </draw:connector>
        <draw:rect draw:style-name="gr11" draw:text-style-name="P6" xml:id="id3" draw:id="id3" draw:layer="layout" svg:width="3.594cm" svg:height="1.314cm" svg:x="8.845cm" svg:y="11.358cm" draw:corner-radius="0.25cm">
          <text:p text:style-name="P5"><text:span text:style-name="T4"><text:s/></text:span><text:span text:style-name="T4">Iph</text:span></text:p>
          <text:p text:style-name="P5"><text:span text:style-name="T5"><text:s text:c="4"/></text:span><text:span text:style-name="T5">InsertPseudoHeader</text:span><text:span text:style-name="T4"> </text:span></text:p>
        </draw:rect>
        <draw:custom-shape draw:style-name="gr18" draw:text-style-name="P10" draw:layer="layout" svg:width="0.59cm" svg:height="0.291cm" svg:x="13.637cm" svg:y="10.7cm">
          <text:p text:style-name="P9"><text:span text:style-name="T9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8" draw:text-style-name="P10" draw:layer="layout" svg:width="0.59cm" svg:height="0.291cm" svg:x="13.538cm" svg:y="10.2cm">
          <text:p text:style-name="P9"><text:span text:style-name="T9">8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6" draw:text-style-name="P8" draw:layer="layout" svg:width="1.14cm" svg:height="0.395cm" svg:x="14.151cm" svg:y="9.922cm">
          <draw:text-box>
            <text:p><text:span text:style-name="T7">Data</text:span></text:p>
          </draw:text-box>
        </draw:frame>
        <draw:frame draw:style-name="gr16" draw:text-style-name="P8" draw:layer="layout" svg:width="1.45cm" svg:height="0.395cm" svg:x="14.293cm" svg:y="10.423cm">
          <draw:text-box>
            <text:p><text:span text:style-name="T7">SegLen</text:span></text:p>
          </draw:text-box>
        </draw:frame>
        <draw:rect draw:style-name="gr11" draw:text-style-name="P6" xml:id="id1" draw:id="id1" draw:layer="layout" svg:width="3.599cm" svg:height="1.349cm" svg:x="13.955cm" svg:y="11.1cm" draw:corner-radius="0.25cm">
          <text:p text:style-name="P5"><text:span text:style-name="T4"><text:s/></text:span><text:span text:style-name="T4">Tle</text:span></text:p>
          <text:p text:style-name="P5"><text:span text:style-name="T5"><text:s text:c="4"/></text:span><text:span text:style-name="T5">TcpLengthExtractor</text:span><text:span text:style-name="T4"> </text:span></text:p>
        </draw:rect>
        <draw:custom-shape draw:style-name="gr18" draw:text-style-name="P10" draw:layer="layout" svg:width="0.433cm" svg:height="0.295cm" draw:transform="rotate (1.5707963267946) translate (10.494cm 11.158cm)">
          <text:p text:style-name="P9"><text:span text:style-name="T9">8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6" draw:text-style-name="P8" draw:layer="layout" svg:width="1.711cm" svg:height="0.395cm" svg:x="10.851cm" svg:y="10.744cm">
          <draw:text-box>
            <text:p><text:span text:style-name="T7">PseudPkt</text:span></text:p>
          </draw:text-box>
        </draw:frame>
        <draw:rect draw:style-name="gr10" draw:text-style-name="P4" xml:id="id43" draw:id="id43" draw:layer="layout" svg:width="0.593cm" svg:height="0.416cm" svg:x="5.843cm" svg:y="12.109cm">
          <text:p/>
        </draw:rect>
        <draw:rect draw:style-name="gr10" draw:text-style-name="P4" xml:id="id42" draw:id="id42" draw:layer="layout" svg:width="0.593cm" svg:height="0.416cm" svg:x="8.744cm" svg:y="9.309cm">
          <text:p/>
        </draw:rect>
        <draw:rect draw:style-name="gr10" draw:text-style-name="P4" xml:id="id4" draw:id="id4" draw:layer="layout" svg:width="0.593cm" svg:height="0.416cm" svg:x="8.745cm" svg:y="9.809cm">
          <text:p/>
        </draw:rect>
        <draw:connector draw:style-name="gr9" draw:layer="layout" draw:line-skew="-0.049cm 0.038cm" svg:x1="8.744cm" svg:y1="9.517cm" svg:x2="6.139cm" svg:y2="12.525cm" draw:start-shape="id42" draw:start-glue-point="3" draw:end-shape="id43" draw:end-glue-point="2" svg:d="M8744 9517h-1203v3547h-1402v-539">
          <text:p/>
        </draw:connector>
        <draw:custom-shape draw:style-name="gr18" draw:text-style-name="P10" draw:layer="layout" svg:width="0.91cm" svg:height="0.291cm" draw:transform="rotate (1.5707963267946) translate (8.049cm 11.4cm)">
          <text:p text:style-name="P9"><text:span text:style-name="T9">256 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8" draw:text-style-name="P10" draw:layer="layout" svg:width="0.53cm" svg:height="0.291cm" draw:transform="rotate (1.5707963267946) translate (7.389cm 12.878cm)">
          <text:p text:style-name="P9"><text:span text:style-name="T9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6" draw:text-style-name="P8" draw:layer="layout" svg:width="1.14cm" svg:height="0.395cm" svg:x="8.451cm" svg:y="10.748cm">
          <draw:text-box>
            <text:p><text:span text:style-name="T7">Data</text:span></text:p>
          </draw:text-box>
        </draw:frame>
        <draw:frame draw:style-name="gr16" draw:text-style-name="P8" draw:layer="layout" svg:width="1.14cm" svg:height="0.395cm" svg:x="6.451cm" svg:y="12.649cm">
          <draw:text-box>
            <text:p><text:span text:style-name="T7">Valid</text:span></text:p>
          </draw:text-box>
        </draw:frame>
        <draw:rect draw:style-name="gr11" draw:text-style-name="P6" xml:id="id5" draw:id="id5" draw:layer="layout" svg:width="3.393cm" svg:height="1.632cm" svg:x="3.617cm" svg:y="10.862cm" draw:corner-radius="0.25cm">
          <text:p text:style-name="P5"><text:span text:style-name="T4"><text:s/></text:span><text:span text:style-name="T4">Tid</text:span></text:p>
          <text:p text:style-name="P5"><text:span text:style-name="T5"><text:s text:c="4"/></text:span><text:span text:style-name="T5">TcpInvalidDropper</text:span><text:span text:style-name="T4"> </text:span></text:p>
        </draw:rect>
        <draw:rect draw:style-name="gr17" draw:text-style-name="P4" xml:id="id44" draw:id="id44" draw:layer="layout" svg:width="0.593cm" svg:height="0.416cm" svg:x="10.843cm" svg:y="9.209cm">
          <text:p><text:span text:style-name="T8">v</text:span></text:p>
        </draw:rect>
        <draw:rect draw:style-name="gr17" draw:text-style-name="P4" xml:id="id45" draw:id="id45" draw:layer="layout" svg:width="0.593cm" svg:height="0.416cm" svg:x="10.844cm" svg:y="7.909cm">
          <text:p><text:span text:style-name="T8">v</text:span></text:p>
        </draw:rect>
        <draw:connector draw:style-name="gr9" draw:layer="layout" svg:x1="11.139cm" svg:y1="9.209cm" svg:x2="11.14cm" svg:y2="8.325cm" draw:start-shape="id44" draw:start-glue-point="0" draw:end-shape="id45" draw:end-glue-point="2" svg:d="M11139 9209v-442h1v-442">
          <text:p/>
        </draw:connector>
        <draw:custom-shape draw:style-name="gr18" draw:text-style-name="P10" draw:layer="layout" svg:width="0.433cm" svg:height="0.291cm" draw:transform="rotate (1.5707963267946) translate (10.989cm 9.078cm)">
          <text:p text:style-name="P9"><text:span text:style-name="T9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6" draw:text-style-name="P8" draw:layer="layout" svg:width="1.711cm" svg:height="0.395cm" svg:x="11.351cm" svg:y="8.664cm">
          <draw:text-box>
            <text:p><text:span text:style-name="T7">SockPair</text:span></text:p>
          </draw:text-box>
        </draw:frame>
        <draw:rect draw:style-name="gr11" draw:text-style-name="P6" xml:id="id7" draw:id="id7" draw:layer="layout" svg:width="3.131cm" svg:height="1.246cm" svg:x="9.052cm" svg:y="7.115cm" draw:corner-radius="0.25cm">
          <text:p text:style-name="P5"><text:span text:style-name="T4"><text:s/></text:span><text:span text:style-name="T4">Mdh</text:span></text:p>
          <text:p text:style-name="P5"><text:span text:style-name="T5"><text:s text:c="4"/></text:span><text:span text:style-name="T5">MetaDataHandler</text:span><text:span text:style-name="T4"> </text:span></text:p>
        </draw:rect>
        <draw:custom-shape draw:style-name="gr18" draw:text-style-name="P10" draw:layer="layout" svg:width="0.433cm" svg:height="0.291cm" draw:transform="rotate (1.5707963267946) translate (10.489cm 9.078cm)">
          <text:p text:style-name="P9"><text:span text:style-name="T9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9" draw:text-style-name="P8" draw:layer="layout" svg:width="1.008cm" svg:height="0.395cm" svg:x="9.355cm" svg:y="8.665cm">
          <draw:text-box>
            <text:p><text:span text:style-name="T7">Meta</text:span></text:p>
          </draw:text-box>
        </draw:frame>
        <draw:rect draw:style-name="gr11" draw:text-style-name="P6" xml:id="id6" draw:id="id6" draw:layer="layout" svg:width="3.975cm" svg:height="1.248cm" svg:x="8.655cm" svg:y="9.184cm" draw:corner-radius="0.25cm">
          <text:p text:style-name="P5"><text:span text:style-name="T4"><text:s/></text:span><text:span text:style-name="T4">Csa</text:span></text:p>
          <text:p text:style-name="P5"><text:span text:style-name="T5"><text:s text:c="4"/></text:span><text:span text:style-name="T5">CheckSumAccumulator</text:span><text:span text:style-name="T4"> </text:span></text:p>
        </draw:rect>
        <draw:custom-shape draw:style-name="gr18" draw:text-style-name="P10" draw:layer="layout" svg:width="0.506cm" svg:height="0.364cm" draw:transform="rotate (1.5707963267946) translate (5.193cm 10.658cm)">
          <text:p text:style-name="P10"><text:span text:style-name="T9">8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6" draw:text-style-name="P8" draw:layer="layout" svg:width="1.104cm" svg:height="0.395cm" svg:x="5.55cm" svg:y="10.208cm">
          <draw:text-box>
            <text:p><text:span text:style-name="T7">Data</text:span></text:p>
          </draw:text-box>
        </draw:frame>
        <draw:custom-shape draw:style-name="gr18" draw:text-style-name="P10" draw:layer="layout" svg:width="0.643cm" svg:height="0.311cm" draw:transform="rotate (1.5707963267946) translate (5.177cm 7.858cm)">
          <text:p text:style-name="P10"><text:span text:style-name="T9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20" draw:text-style-name="P8" draw:layer="layout" svg:width="1.104cm" svg:height="0.395cm" svg:x="5.55cm" svg:y="7.339cm">
          <draw:text-box>
            <text:p><text:span text:style-name="T7">Data</text:span></text:p>
          </draw:text-box>
        </draw:frame>
        <draw:custom-shape draw:style-name="gr18" draw:text-style-name="P10" draw:layer="layout" svg:width="0.506cm" svg:height="0.364cm" draw:transform="rotate (1.5707963267946) translate (5.193cm 5.358cm)">
          <text:p text:style-name="P10"><text:span text:style-name="T9">8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6" draw:text-style-name="P8" draw:layer="layout" svg:width="1.104cm" svg:height="0.395cm" svg:x="5.55cm" svg:y="4.908cm">
          <draw:text-box>
            <text:p><text:span text:style-name="T7">Data</text:span></text:p>
          </draw:text-box>
        </draw:frame>
        <draw:frame draw:style-name="gr16" draw:text-style-name="P8" draw:layer="layout" svg:width="1.104cm" svg:height="0.395cm" svg:x="6.106cm" svg:y="2.705cm">
          <draw:text-box>
            <text:p><text:span text:style-name="T7">Notif</text:span></text:p>
          </draw:text-box>
        </draw:frame>
        <draw:frame draw:style-name="gr16" draw:text-style-name="P8" draw:layer="layout" svg:width="1.14cm" svg:height="0.395cm" svg:x="7.571cm" svg:y="8.709cm">
          <draw:text-box>
            <text:p><text:span text:style-name="T7">Drop</text:span></text:p>
          </draw:text-box>
        </draw:frame>
        <draw:custom-shape draw:style-name="gr18" draw:text-style-name="P10" draw:layer="layout" svg:width="0.433cm" svg:height="0.291cm" draw:transform="rotate (1.5707963267946) translate (8.389cm 8.478cm)">
          <text:p text:style-name="P10"><text:span text:style-name="T9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10" draw:text-style-name="P4" xml:id="id10" draw:id="id10" draw:layer="layout" svg:width="1.015cm" svg:height="0.416cm" svg:x="6.02cm" svg:y="8.864cm">
          <text:p/>
        </draw:rect>
        <draw:rect draw:style-name="gr11" draw:text-style-name="P6" xml:id="id11" draw:id="id11" draw:layer="layout" svg:width="3.503cm" svg:height="1.632cm" svg:x="3.562cm" svg:y="8.07cm" draw:corner-radius="0.25cm">
          <text:p text:style-name="P5"><text:span text:style-name="T4"><text:s/></text:span><text:span text:style-name="T4">Tsd</text:span></text:p>
          <text:p text:style-name="P5"><text:span text:style-name="T5"><text:s text:c="4"/></text:span><text:span text:style-name="T5">TcpSegmentDropper</text:span><text:span text:style-name="T4"> </text:span></text:p>
        </draw:rect>
        <draw:custom-shape draw:style-name="gr18" draw:text-style-name="P10" draw:layer="layout" svg:width="0.433cm" svg:height="0.291cm" draw:transform="rotate (1.5707963267946) translate (7.917cm 6.961cm)">
          <text:p text:style-name="P10"><text:span text:style-name="T9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21" draw:text-style-name="P8" draw:layer="layout" svg:width="1.675cm" svg:height="0.395cm" svg:x="8.271cm" svg:y="6.547cm">
          <draw:text-box>
            <text:p><text:span text:style-name="T7">DropCmd</text:span></text:p>
          </draw:text-box>
        </draw:frame>
        <draw:custom-shape draw:style-name="gr18" draw:text-style-name="P10" draw:layer="layout" svg:width="0.433cm" svg:height="0.291cm" draw:transform="rotate (1.5707963267946) translate (7.417cm 5.561cm)">
          <text:p text:style-name="P10"><text:span text:style-name="T9">8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21" draw:text-style-name="P8" draw:layer="layout" svg:width="1.675cm" svg:height="0.395cm" svg:x="7.671cm" svg:y="4.347cm">
          <draw:text-box>
            <text:p><text:span text:style-name="T7">WrCmd</text:span></text:p>
          </draw:text-box>
        </draw:frame>
        <draw:frame draw:style-name="gr16" draw:text-style-name="P8" draw:layer="layout" svg:width="1.104cm" svg:height="0.395cm" svg:x="7.45cm" svg:y="3.21cm">
          <draw:text-box>
            <text:p><text:span text:style-name="T7">Notif</text:span></text:p>
          </draw:text-box>
        </draw:frame>
        <draw:custom-shape draw:style-name="gr18" draw:text-style-name="P10" draw:layer="layout" svg:width="0.59cm" svg:height="0.291cm" svg:x="7.584cm" svg:y="3.662cm">
          <text:p text:style-name="P10"><text:span text:style-name="T9">8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8" draw:text-style-name="P10" draw:layer="layout" svg:width="0.433cm" svg:height="0.291cm" draw:transform="rotate (1.5707963267946) translate (10.489cm 6.978cm)">
          <text:p text:style-name="P10"><text:span text:style-name="T9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6" draw:text-style-name="P8" draw:layer="layout" svg:width="1.078cm" svg:height="0.395cm" svg:x="10.851cm" svg:y="6.564cm">
          <draw:text-box>
            <text:p><text:span text:style-name="T7">Meta</text:span></text:p>
          </draw:text-box>
        </draw:frame>
        <draw:frame draw:style-name="gr21" draw:text-style-name="P8" draw:layer="layout" svg:width="1.675cm" svg:height="0.395cm" svg:x="2.291cm" svg:y="5.64cm">
          <draw:text-box>
            <text:p><text:span text:style-name="T7">WrCmd</text:span></text:p>
          </draw:text-box>
        </draw:frame>
        <draw:rect draw:style-name="gr10" draw:text-style-name="P4" xml:id="id27" draw:id="id27" draw:layer="layout" svg:width="0.455cm" svg:height="0.28cm" svg:x="3.618cm" svg:y="5.903cm">
          <text:p/>
        </draw:rect>
        <draw:rect draw:style-name="gr10" draw:text-style-name="P4" xml:id="id47" draw:id="id47" draw:layer="layout" svg:width="0.455cm" svg:height="0.28cm" svg:x="1.818cm" svg:y="6.403cm">
          <text:p/>
        </draw:rect>
        <draw:rect draw:style-name="gr10" draw:text-style-name="P4" xml:id="id46" draw:id="id46" draw:layer="layout" svg:width="0.455cm" svg:height="0.28cm" svg:x="3.619cm" svg:y="6.403cm">
          <text:p/>
        </draw:rect>
        <draw:rect draw:style-name="gr10" draw:text-style-name="P4" xml:id="id28" draw:id="id28" draw:layer="layout" svg:width="0.455cm" svg:height="0.28cm" svg:x="1.817cm" svg:y="5.903cm">
          <text:p/>
        </draw:rect>
        <draw:connector draw:style-name="gr22" draw:layer="layout" svg:x1="3.619cm" svg:y1="6.543cm" svg:x2="2.273cm" svg:y2="6.543cm" draw:start-shape="id46" draw:start-glue-point="3" draw:end-shape="id47" draw:end-glue-point="1" svg:d="M3619 6543h-1346">
          <text:p/>
        </draw:connector>
        <draw:rect draw:style-name="gr11" draw:text-style-name="P6" xml:id="id12" draw:id="id12" draw:layer="layout" svg:width="3.393cm" svg:height="1.275cm" svg:x="3.617cm" svg:y="5.574cm" draw:corner-radius="0.25cm">
          <text:p text:style-name="P5"><text:span text:style-name="T4"><text:s/></text:span><text:span text:style-name="T4">Mwr</text:span></text:p>
          <text:p text:style-name="P5"><text:span text:style-name="T5"><text:s text:c="4"/></text:span><text:span text:style-name="T5">MemoryWritter</text:span><text:span text:style-name="T4"> </text:span></text:p>
        </draw:rect>
        <draw:frame draw:style-name="gr20" draw:text-style-name="P8" draw:layer="layout" svg:width="1.104cm" svg:height="0.395cm" svg:x="2.65cm" svg:y="6.14cm">
          <draw:text-box>
            <text:p><text:span text:style-name="T7">Data</text:span></text:p>
          </draw:text-box>
        </draw:frame>
        <draw:frame draw:style-name="gr16" draw:text-style-name="P8" draw:layer="layout" svg:width="1.324cm" svg:height="0.395cm" svg:x="2.492cm" svg:y="3.441cm">
          <draw:text-box>
            <text:p><text:span text:style-name="T7">WrSts</text:span></text:p>
          </draw:text-box>
        </draw:frame>
        <draw:rect draw:style-name="gr10" draw:text-style-name="P4" xml:id="id49" draw:id="id49" draw:layer="layout" svg:width="0.455cm" svg:height="0.202cm" svg:x="1.717cm" svg:y="2.503cm">
          <text:p/>
        </draw:rect>
        <draw:rect draw:style-name="gr10" draw:text-style-name="P4" xml:id="id51" draw:id="id51" draw:layer="layout" svg:width="0.455cm" svg:height="0.202cm" svg:x="1.718cm" svg:y="2.803cm">
          <text:p/>
        </draw:rect>
        <draw:rect draw:style-name="gr10" draw:text-style-name="P4" xml:id="id48" draw:id="id48" draw:layer="layout" svg:width="0.455cm" svg:height="0.202cm" svg:x="5.417cm" svg:y="2.103cm">
          <text:p/>
        </draw:rect>
        <draw:rect draw:style-name="gr10" draw:text-style-name="P4" xml:id="id50" draw:id="id50" draw:layer="layout" svg:width="0.455cm" svg:height="0.202cm" svg:x="5.418cm" svg:y="2.403cm">
          <text:p/>
        </draw:rect>
        <draw:connector draw:style-name="gr23" draw:layer="layout" draw:line-skew="0.538cm" svg:x1="5.417cm" svg:y1="2.204cm" svg:x2="2.172cm" svg:y2="2.604cm" draw:start-shape="id48" draw:start-glue-point="3" draw:end-shape="id49" draw:end-glue-point="1" svg:d="M5417 2204h-1084v400h-2161">
          <text:p/>
        </draw:connector>
        <draw:connector draw:style-name="gr24" draw:layer="layout" draw:line-skew="0.875cm" svg:x1="5.418cm" svg:y1="2.504cm" svg:x2="2.173cm" svg:y2="2.904cm" draw:start-shape="id50" draw:start-glue-point="3" draw:end-shape="id51" draw:end-glue-point="1" svg:d="M5418 2504h-747v400h-2498">
          <text:p/>
        </draw:connector>
        <draw:rect draw:style-name="gr13" draw:text-style-name="P7" xml:id="id15" draw:id="id15" draw:layer="layout" svg:width="1.215cm" svg:height="0.623cm" svg:x="5.395cm" svg:y="2.041cm">
          <text:p><text:span text:style-name="T6">RAi</text:span></text:p>
        </draw:rect>
        <draw:rect draw:style-name="gr6" draw:text-style-name="P7" draw:layer="layout" svg:width="0.714cm" svg:height="4.41cm" svg:x="1.552cm" svg:y="2.372cm">
          <text:p><text:span text:style-name="T6">M</text:span></text:p>
          <text:p><text:span text:style-name="T6">E</text:span></text:p>
          <text:p><text:span text:style-name="T6">M</text:span></text:p>
        </draw:rect>
        <draw:frame draw:style-name="gr21" draw:text-style-name="P8" draw:layer="layout" svg:width="1.675cm" svg:height="0.395cm" svg:x="2.992cm" svg:y="2.241cm">
          <draw:text-box>
            <text:p><text:span text:style-name="T7">RdCmd</text:span></text:p>
          </draw:text-box>
        </draw:frame>
        <draw:frame draw:style-name="gr20" draw:text-style-name="P8" draw:layer="layout" svg:width="1.104cm" svg:height="0.395cm" svg:x="3.15cm" svg:y="2.541cm">
          <draw:text-box>
            <text:p><text:span text:style-name="T7">Data</text:span></text:p>
          </draw:text-box>
        </draw:frame>
        <draw:frame draw:style-name="gr25" draw:text-style-name="P8" draw:layer="layout" svg:width="1.717cm" svg:height="0.395cm" svg:x="10.706cm" svg:y="2.706cm">
          <draw:text-box>
            <text:p><text:span text:style-name="T7">SessSts</text:span></text:p>
          </draw:text-box>
        </draw:frame>
        <draw:custom-shape draw:style-name="gr18" draw:text-style-name="P10" draw:layer="layout" svg:width="0.59cm" svg:height="0.291cm" svg:x="12.638cm" svg:y="7.2cm">
          <text:p text:style-name="P10"><text:span text:style-name="T9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8" draw:text-style-name="P10" draw:layer="layout" svg:width="0.59cm" svg:height="0.291cm" svg:x="12.639cm" svg:y="5.8cm">
          <text:p text:style-name="P10"><text:span text:style-name="T9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25" draw:text-style-name="P8" draw:layer="layout" svg:width="1.078cm" svg:height="0.395cm" svg:x="12.351cm" svg:y="6.81cm">
          <draw:text-box>
            <text:p><text:span text:style-name="T7">Event</text:span></text:p>
          </draw:text-box>
        </draw:frame>
        <draw:frame draw:style-name="gr25" draw:text-style-name="P8" draw:layer="layout" svg:width="1.078cm" svg:height="0.395cm" svg:x="12.351cm" svg:y="5.411cm">
          <draw:text-box>
            <text:p><text:span text:style-name="T7">Event</text:span></text:p>
          </draw:text-box>
        </draw:frame>
        <draw:frame draw:style-name="gr25" draw:text-style-name="P8" draw:layer="layout" svg:width="3.18cm" svg:height="0.395cm" svg:x="14.151cm" svg:y="7.323cm">
          <draw:text-box>
            <text:p><text:span text:style-name="T7">LkpReq/LkpRep</text:span></text:p>
          </draw:text-box>
        </draw:frame>
        <draw:frame draw:style-name="gr26" draw:text-style-name="P8" draw:layer="layout" svg:width="1.793cm" svg:height="0.458cm" svg:x="16.171cm" svg:y="8.761cm">
          <draw:text-box>
            <text:p><text:span text:style-name="T7">StateReq</text:span></text:p>
          </draw:text-box>
        </draw:frame>
        <draw:frame draw:style-name="gr26" draw:text-style-name="P8" draw:layer="layout" svg:width="1.793cm" svg:height="0.458cm" svg:x="16.171cm" svg:y="8.354cm">
          <draw:text-box>
            <text:p><text:span text:style-name="T7">StateRep</text:span></text:p>
          </draw:text-box>
        </draw:frame>
        <draw:rect draw:style-name="gr13" draw:text-style-name="P7" draw:layer="layout" svg:width="1.215cm" svg:height="0.666cm" svg:x="18.302cm" svg:y="8.612cm">
          <text:p><text:span text:style-name="T6">PRt</text:span></text:p>
        </draw:rect>
        <draw:rect draw:style-name="gr27" draw:text-style-name="P9" draw:layer="layout" svg:width="18cm" svg:height="12.105cm" svg:x="1.506cm" svg:y="1.416cm">
          <text:p/>
        </draw:rect>
        <draw:frame draw:style-name="gr25" draw:text-style-name="P8" draw:layer="layout" svg:width="1.078cm" svg:height="0.395cm" svg:x="16.851cm" svg:y="6.111cm">
          <draw:text-box>
            <text:p><text:span text:style-name="T7">Event</text:span></text:p>
          </draw:text-box>
        </draw:frame>
        <draw:frame draw:style-name="gr28" draw:text-style-name="P8" draw:layer="layout" svg:width="3.087cm" svg:height="0.398cm" svg:x="13.809cm" svg:y="4.845cm">
          <draw:text-box>
            <text:p><text:span text:style-name="T7">Cmd/Clear/Close</text:span></text:p>
          </draw:text-box>
        </draw:frame>
        <draw:frame draw:style-name="gr28" draw:text-style-name="P8" draw:layer="layout" svg:width="3.087cm" svg:height="0.398cm" svg:x="13.51cm" svg:y="4.445cm">
          <draw:text-box>
            <text:p><text:span text:style-name="T7">QryReq/QryRep</text:span></text:p>
          </draw:text-box>
        </draw:frame>
        <draw:frame draw:style-name="gr28" draw:text-style-name="P8" draw:layer="layout" svg:width="3.087cm" svg:height="0.398cm" svg:x="13.111cm" svg:y="4.045cm">
          <draw:text-box>
            <text:p><text:span text:style-name="T7">QryReq/QryRep</text:span></text:p>
          </draw:text-box>
        </draw:frame>
        <draw:frame draw:style-name="gr28" draw:text-style-name="P8" draw:layer="layout" svg:width="3.087cm" svg:height="0.398cm" svg:x="12.912cm" svg:y="3.645cm">
          <draw:text-box>
            <text:p><text:span text:style-name="T7">QryReq/QryRe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linecap="butt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22H26M14S</meta:editing-duration>
    <meta:editing-cycles>211</meta:editing-cycles>
    <meta:generator>OpenOffice/4.1.6$Unix OpenOffice.org_project/416m1$Build-9790</meta:generator>
    <dc:date>2020-10-05T21:52:37</dc:date>
    <dc:creator>Francois Abel</dc:creator>
    <meta:printed-by>Francois Abel</meta:printed-by>
    <meta:print-date>2018-11-01T20:08:16.68</meta:print-date>
    <meta:document-statistic meta:object-count="146"/>
  </office:meta>
</office:document-meta>
</file>